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fimfiction.net/story/141568/fallout-equestria-duck-and-cover" text:style-name="ListLabel_20_1" text:visited-style-name="ListLabel_20_1"><text:span text:style-name="T1">Fallout: Equestria – Duck and Cover</text:span></text:a>!</text:p>
      <text:p text:style-name="P1">Autor: hahatimeforponies</text:p>
      <text:p text:style-name="P1">[Adventure][Comedy][Sci-fi]</text:p>
      <text:p text:style-name="P1"/>
      <text:p text:style-name="P1">Czym byłby powrót do recenzowania bez choćby jednej wzmianki o „Fallout: Equestria”? No tak po prostu nie może być! Przed Wami „Fallout: Equestria – Duck and Cover”.</text:p>
      <text:p text:style-name="P1"/>
      <text:p text:style-name="P1">Opowiadanie, które pragnę przybliżyć szerokiej publiczności, jest nietypowe pod wieloma względami. Po pierwsze, jak na standardy fanfików z uniwersum „Fallout:Equestria” jest wyjątkowo krótkie – autor zamknął się w mniej niż osiemdziesięciu tysiącach słów. Po drugie, jest ukończone, a jak dobrze wiemy większość pisanych w tym świecie kolubryn nie posiada tego luksusu. Po trzecie, dzieje się w bardziej brytyjskich realiach niż oryginał, co stanowi bardzo miłą odmianę i daje możliwość użycia wyjątkowo zabawnych gier słownych, a nawet kulturowych nieporozumień. No i w końcu po czwarte – nietypowa jest główna bohaterka, czyli Atom Smasher.</text:p>
      <text:p text:style-name="P1"/>
      <text:p text:style-name="P1">Początkowo nic nie wskazuje, by czymś różniła się od reszty typowych postaci zwykle wiodących prym w Falloutach. Ucieka ze swojej stajni i rzucona jest w paszczę wrogiemu życiu środowiska Pustkowi. Brzmi znajomo prawda? Jednak dosyć szybko autor, który -jak sam przyznaje- miał na celu napisanie opowiadania satyrycznego, daje nam odczuć, że Atom to zdecydowanie nie LittlePip (kto to do diaska w ogóle jest?). </text:p>
      <text:p text:style-name="P1"/>
      <text:p text:style-name="P1">Panna Smasher używa nietypowej broni – wyrzutni strzałek. Najczęściej eksplodujących. Dodatkowo jest pozbawioną jakiegokolwiek kompasu moralnego, uzależnioną od adrenaliny radosną egoistką, która nie widzi nic złego w odstrzeleniu irytującego ją akurat współtowarzysza podróży. Jej charakter najlepiej pokazuje chyba scena, gdzie widząc patrol zakutych w zbroje kuców już ma zamiar do nich strzelać, kiedy powstrzymuje ją inna postać mówiąc, że nie wolno ich zaczepiać. Odpowiedzią jest pełen szczerego zaskoczenia wzrok podparty pytaniem: „Ale dlaczego nie?”. Prawda, że to urocza antybohaterka?</text:p>
      <text:p text:style-name="P1"/>
      <text:p text:style-name="P1">Żeby było śmieszniej, przez dziwaczny splot przypadków uznana zostaje za prawdziwą heroinę, gotową pomóc każdemu w potrzebie. Jakimś cudem udaje się jej nawet zebrać już nieco bardziej typową drużynę, która non stop wprawiana jest w zadziwienie tym, jaki chaos (zwykle wybuchowy) potrafi sprowadzić na świat ich nieustraszona liderka.</text:p>
      <text:p text:style-name="P1"/>
      <text:p text:style-name="P1">Podsumowując, jest to jeden z lepszych i zabawniejszych fanfików Falloutowych, jakie dotychczas czytałem. Podczas lektury dosłownie widać, iż autor świetnie się bawił w czasie pisania, a popularność „Duck and Cover” skłoniła go do napisania (i ukończenia!) drugiej części. Gwarantuję, że gdy tylko ją przeczytam, podzielę się z Wami wrażeniami w kolejnej recenzji. A póki co, zapraszam do lektury i bezwzględnie polecam!</text:p>
      <text:p text:style-name="P1"/>
      <text:p text:style-name="P1">Link do obrazka: <text:a xlink:type="simple" xlink:href="https://cdn-img.fimfiction.net/story/ur3l-1432512535-141568-full" text:style-name="ListLabel_20_1" text:visited-style-name="ListLabel_20_1"><text:span text:style-name="T1">1</text:span></text:a> <text:a xlink:type="simple" xlink:href="https://vignette.wikia.nocookie.net/falloutequestria/images/5/5a/Atom_Smasher.png/revision/latest/scale-to-width-down/1000?cb=20140310093017" text:style-name="ListLabel_20_1" text:visited-style-name="ListLabel_20_1"><text:span text:style-name="T1">2</text:span></text:a> <text:a xlink:type="simple" xlink:href="https://derpicdn.net/img/2016/2/7/1082713/large.png" text:style-name="ListLabel_20_1" text:visited-style-name="ListLabel_20_1"><text:span text:style-name="T1">3</text:span></text:a></text:p>
      <text:p text:style-name="P1">Link do źródła: <text:a xlink:type="simple" xlink:href="https://www.fimfiction.net/story/141568/fallout-equestria-duck-and-cover" text:style-name="ListLabel_20_1" text:visited-style-name="ListLabel_20_1"><text:span text:style-name="T1">1</text:span></text:a> <text:a xlink:type="simple" xlink:href="https://falloutequestria.fandom.com/wiki/Atom_Smasher_(Duck_and_Cover)" text:style-name="ListLabel_20_1" text:visited-style-name="ListLabel_20_1"><text:span text:style-name="T1">2</text:span></text:a> <text:a xlink:type="simple" xlink:href="https://derpibooru.org/1082713" text:style-name="ListLabel_20_1" text:visited-style-name="ListLabel_20_1"><text:span text:style-name="T1">3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19-09-09T18:02:04.214000000</dc:date>
    <meta:editing-duration>PT9M41S</meta:editing-duration>
    <meta:editing-cycles>1</meta:editing-cycles>
    <meta:document-statistic meta:table-count="0" meta:image-count="0" meta:object-count="0" meta:page-count="1" meta:paragraph-count="11" meta:word-count="386" meta:character-count="2699" meta:non-whitespace-character-count="2318"/>
  </office:meta>
</office:document-meta>
</file>